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2f43" officeooo:paragraph-rsid="001b2f43" style:font-size-asian="14pt" style:font-size-complex="14pt"/>
    </style:style>
    <style:style style:name="P2" style:family="paragraph" style:parent-style-name="Standard">
      <style:text-properties fo:font-size="14pt" officeooo:rsid="001b2f43" officeooo:paragraph-rsid="001e6bc1" style:font-size-asian="14pt" style:font-size-complex="14pt"/>
    </style:style>
    <style:style style:name="P3" style:family="paragraph" style:parent-style-name="Standard">
      <style:text-properties fo:font-size="14pt" officeooo:rsid="001e6bc1" officeooo:paragraph-rsid="001e6bc1" style:font-size-asian="14pt" style:font-size-complex="14pt"/>
    </style:style>
    <style:style style:name="P4" style:family="paragraph" style:parent-style-name="Standard">
      <style:text-properties fo:font-size="14pt" officeooo:rsid="001e6bc1" officeooo:paragraph-rsid="00205bcf" style:font-size-asian="14pt" style:font-size-complex="14pt"/>
    </style:style>
    <style:style style:name="P5" style:family="paragraph" style:parent-style-name="Standard">
      <style:text-properties officeooo:paragraph-rsid="001b2f43"/>
    </style:style>
    <style:style style:name="P6" style:family="paragraph" style:parent-style-name="Standard">
      <style:text-properties officeooo:rsid="001d25ab" officeooo:paragraph-rsid="001d25ab"/>
    </style:style>
    <style:style style:name="P7" style:family="paragraph" style:parent-style-name="Standard">
      <style:text-properties officeooo:paragraph-rsid="001e6bc1"/>
    </style:style>
    <style:style style:name="P8" style:family="paragraph" style:parent-style-name="Standard">
      <style:text-properties officeooo:paragraph-rsid="00205bcf"/>
    </style:style>
    <style:style style:name="P9" style:family="paragraph" style:parent-style-name="Standard">
      <style:text-properties officeooo:rsid="0024c400" officeooo:paragraph-rsid="0024c400"/>
    </style:style>
    <style:style style:name="P10" style:family="paragraph" style:parent-style-name="Standard">
      <style:text-properties fo:font-size="14pt" officeooo:rsid="001b2f43" officeooo:paragraph-rsid="001b2f43" style:font-size-asian="14pt" style:font-size-complex="14pt"/>
    </style:style>
    <style:style style:name="T1" style:family="text">
      <style:text-properties officeooo:rsid="001b2f4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b2f43" style:font-size-asian="14pt" style:font-size-complex="14pt"/>
    </style:style>
    <style:style style:name="T4" style:family="text">
      <style:text-properties fo:font-size="14pt" officeooo:rsid="001be87e" style:font-size-asian="14pt" style:font-size-complex="14pt"/>
    </style:style>
    <style:style style:name="T5" style:family="text">
      <style:text-properties fo:font-size="14pt" officeooo:rsid="001d25ab" style:font-size-asian="14pt" style:font-size-complex="14pt"/>
    </style:style>
    <style:style style:name="T6" style:family="text">
      <style:text-properties fo:font-size="14pt" officeooo:rsid="001dfb55" style:font-size-asian="14pt" style:font-size-complex="14pt"/>
    </style:style>
    <style:style style:name="T7" style:family="text">
      <style:text-properties fo:font-size="14pt" officeooo:rsid="001e6bc1" style:font-size-asian="14pt" style:font-size-complex="14pt"/>
    </style:style>
    <style:style style:name="T8" style:family="text">
      <style:text-properties fo:font-size="14pt" officeooo:rsid="001f2cdd" style:font-size-asian="14pt" style:font-size-complex="14pt"/>
    </style:style>
    <style:style style:name="T9" style:family="text">
      <style:text-properties fo:font-size="14pt" officeooo:rsid="00205bcf" style:font-size-asian="14pt" style:font-size-complex="14pt"/>
    </style:style>
    <style:style style:name="T10" style:family="text">
      <style:text-properties fo:font-size="14pt" officeooo:rsid="002172f9" style:font-size-asian="14pt" style:font-size-complex="14pt"/>
    </style:style>
    <style:style style:name="T11" style:family="text">
      <style:text-properties fo:font-size="14pt" officeooo:rsid="00222f25" style:font-size-asian="14pt" style:font-size-complex="14pt"/>
    </style:style>
    <style:style style:name="T12" style:family="text">
      <style:text-properties fo:font-size="14pt" officeooo:rsid="0022d103" style:font-size-asian="14pt" style:font-size-complex="14pt"/>
    </style:style>
    <style:style style:name="T13" style:family="text">
      <style:text-properties fo:font-size="14pt" officeooo:rsid="0024b957" style:font-size-asian="14pt" style:font-size-complex="14pt"/>
    </style:style>
    <style:style style:name="T14" style:family="text">
      <style:text-properties officeooo:rsid="00253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 Api:</text:p>
      <text:p text:style-name="P1"/>
      <text:p text:style-name="P1">Api 1: Post session </text:p>
      <text:p text:style-name="P5"><text:span text:style-name="T3"><text:tab/>method: </text:span><text:a xlink:type="simple" xlink:href="http://localhost:8083/chatsession"><text:span text:style-name="T3">http://localhost:8083/chatsession</text:span></text:a><text:span text:style-name="T3">/{userid}</text:span></text:p>
      <text:p text:style-name="P1"><text:tab/>method : POST</text:p>
      <text:p text:style-name="P1"><text:tab/>Request body: Session object</text:p>
      <text:p text:style-name="P5"/>
      <text:p text:style-name="P1"><text:tab/>{“chatsessionid”:null, “<text:span text:style-name="T14">seekerid</text:span>”: , “expertid”:, “questionid”: , “seekerstatus”:, “expertstatus”:}</text:p>
      <text:p text:style-name="P5"/>
      <text:p text:style-name="P5"><text:span text:style-name="T3"><text:tab/></text:span><text:span text:style-name="T5">Response: session id</text:span></text:p>
      <text:p text:style-name="P5"/>
      <text:p text:style-name="P5"><text:span text:style-name="T3">*</text:span><text:span text:style-name="T4">userid must be one for who we are starting the session, who clicks the start session button (this user)</text:span></text:p>
      <text:p text:style-name="P5"/>
      <text:p text:style-name="P6"><text:span text:style-name="T4">A</text:span><text:span text:style-name="T2">pi 2: End the chat</text:span></text:p>
      <text:p text:style-name="P6"><text:span text:style-name="T2"><text:tab/>method: </text:span><text:a xlink:type="simple" xlink:href="http://localhost:8083/chatsession"><text:span text:style-name="T3">http://localhost:8083/</text:span></text:a><text:a xlink:type="simple" xlink:href="http://localhost:8083/chatsession"><text:span text:style-name="T2">e</text:span></text:a><text:span text:style-name="T2">ndsession</text:span><text:span text:style-name="T3">/</text:span><text:span text:style-name="T2">{sessionid}/</text:span><text:span text:style-name="T3">{userid}</text:span></text:p>
      <text:p text:style-name="P6"><text:span text:style-name="T3"><text:tab/>method : </text:span><text:span text:style-name="T6">Get</text:span></text:p>
      <text:p text:style-name="P1"/>
      <text:p text:style-name="P3">Api 3: Post an answer ( to be used with stomp send )</text:p>
      <text:p text:style-name="P7"><text:span text:style-name="T3"><text:tab/></text:span><text:span text:style-name="T7">method: </text:span><text:a xlink:type="simple" xlink:href="http://localhost:8083/chatsession"><text:span text:style-name="T3">http://localhost:8083/</text:span></text:a><text:span text:style-name="T8">chatanswer</text:span></text:p>
      <text:p text:style-name="P2"><text:tab/>method : POST</text:p>
      <text:p text:style-name="P4"><text:tab/><text:span text:style-name="T1">Request body: Session object</text:span></text:p>
      <text:p text:style-name="P8"/>
      <text:p text:style-name="P8"><text:span text:style-name="T3"><text:tab/>{“</text:span><text:span text:style-name="T9">chatanswerid</text:span><text:span text:style-name="T3">”:null, “</text:span><text:span text:style-name="T10">userid</text:span><text:span text:style-name="T3">”: , “</text:span><text:span text:style-name="T11">chatsessionid</text:span><text:span text:style-name="T3">”:, “</text:span><text:span text:style-name="T12">answerText</text:span><text:span text:style-name="T3">”: , “</text:span><text:span text:style-name="T13">timestamp</text:span><text:span text:style-name="T3">”:</text:span><text:span text:style-name="T13">null</text:span><text:span text:style-name="T3">}</text:span></text:p>
      <text:p text:style-name="P8"/>
      <text:p text:style-name="P9"><text:span text:style-name="T3">*** </text:span><text:span text:style-name="T2">For subscription <text:s/>to websocket use usernam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3:13:45.515791618</meta:creation-date>
    <dc:date>2018-03-22T22:31:14.172299021</dc:date>
    <meta:editing-duration>PT5M5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91" meta:character-count="711" meta:non-whitespace-character-count="624"/>
  </office:meta>
</office:document-meta>
</file>